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4.863cm" fo:min-width="19.89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3.052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2.167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1.405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3.945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0.77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0.262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5.084cm" fo:min-width="14.613cm"/>
    </style:style>
    <style:style style:name="gr11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1.024cm"/>
    </style:style>
    <style:style style:name="gr12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2.421cm"/>
    </style:style>
    <style:style style:name="gr13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3.564cm"/>
    </style:style>
    <style:style style:name="gr14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4.051cm"/>
    </style:style>
    <style:style style:name="gr15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1.516cm"/>
    </style:style>
    <style:style style:name="gr16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  <style:text-properties fo:font-size="10pt" style:font-size-asian="13pt" style:font-size-complex="13pt"/>
    </style:style>
    <style:style style:name="T1" style:family="text">
      <style:text-properties fo:font-size="10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96cm" svg:height="15.113cm" svg:x="0.305cm" svg:y="0.30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305cm" svg:y1="1.448cm" svg:x2="20.701cm" svg:y2="1.448cm">
          <text:p/>
        </draw:line>
        <draw:line draw:style-name="gr2" draw:text-style-name="P1" draw:layer="layout" svg:x1="4.496cm" svg:y1="1.448cm" svg:x2="4.496cm" svg:y2="15.418cm">
          <text:p/>
        </draw:line>
        <draw:frame draw:style-name="gr3" draw:text-style-name="P3" draw:layer="layout" svg:width="20.396cm" svg:height="1.143cm" svg:x="0.305cm" svg:y="0.305cm">
          <draw:text-box>
            <text:p text:style-name="P2">Header</text:p>
          </draw:text-box>
        </draw:frame>
        <draw:frame draw:style-name="gr4" draw:text-style-name="P4" draw:layer="layout" svg:width="4.191cm" svg:height="3.302cm" svg:x="0.305cm" svg:y="1.448cm">
          <draw:text-box>
            <text:p>Menu</text:p>
          </draw:text-box>
        </draw:frame>
        <draw:custom-shape draw:style-name="gr5" draw:text-style-name="P5" draw:layer="layout" svg:width="2.667cm" svg:height="0.635cm" svg:x="5.004cm" svg:y="3.172cm">
          <text:p text:style-name="P2"><text:span text:style-name="T1">Tambah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905cm" svg:height="0.635cm" svg:x="7.798cm" svg:y="3.172cm">
          <text:p text:style-name="P2"><text:span text:style-name="T1">Refresh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445cm" svg:height="0.635cm" svg:x="13.294cm" svg:y="3.1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7.866cm" svg:y="3.172cm">
          <text:p text:style-name="P2"><text:span text:style-name="T1">Cari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762cm" svg:height="0.635cm" svg:x="19.263cm" svg:y="3.172cm">
          <text:p text:style-name="P2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5.113cm" svg:height="5.334cm" svg:x="5.004cm" svg:y="4.06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24cm" svg:height="5.334cm" svg:x="5.004cm" svg:y="4.061cm">
          <text:p text:style-name="P2"><text:span text:style-name="T1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2.921cm" svg:height="5.334cm" svg:x="6.528cm" svg:y="4.061cm">
          <text:p text:style-name="P2"><text:span text:style-name="T1">user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4.064cm" svg:height="5.334cm" svg:x="16.053cm" svg:y="4.061cm">
          <text:p text:style-name="P2"><text:span text:style-name="T1">Ak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004cm" svg:y1="4.823cm" svg:x2="20.117cm" svg:y2="4.823cm">
          <text:p/>
        </draw:line>
        <draw:line draw:style-name="gr2" draw:text-style-name="P1" draw:layer="layout" svg:x1="5.339cm" svg:y1="5.331cm" svg:x2="6.273cm" svg:y2="5.331cm">
          <text:p/>
        </draw:line>
        <draw:line draw:style-name="gr2" draw:text-style-name="P1" draw:layer="layout" svg:x1="5.34cm" svg:y1="8.131cm" svg:x2="6.274cm" svg:y2="8.131cm">
          <text:p/>
        </draw:line>
        <draw:line draw:style-name="gr2" draw:text-style-name="P1" draw:layer="layout" svg:x1="6.273cm" svg:y1="5.331cm" svg:x2="5.339cm" svg:y2="8.125cm">
          <text:p/>
        </draw:line>
        <draw:line draw:style-name="gr2" draw:text-style-name="P1" draw:layer="layout" svg:x1="7.173cm" svg:y1="5.331cm" svg:x2="8.632cm" svg:y2="5.331cm">
          <text:p/>
        </draw:line>
        <draw:line draw:style-name="gr2" draw:text-style-name="P1" draw:layer="layout" svg:x1="7.174cm" svg:y1="8.131cm" svg:x2="8.633cm" svg:y2="8.131cm">
          <text:p/>
        </draw:line>
        <draw:line draw:style-name="gr2" draw:text-style-name="P1" draw:layer="layout" svg:x1="8.632cm" svg:y1="5.331cm" svg:x2="7.173cm" svg:y2="8.125cm">
          <text:p/>
        </draw:line>
        <draw:line draw:style-name="gr2" draw:text-style-name="P1" draw:layer="layout" svg:x1="16.815cm" svg:y1="5.331cm" svg:x2="19.735cm" svg:y2="5.331cm">
          <text:p/>
        </draw:line>
        <draw:line draw:style-name="gr2" draw:text-style-name="P1" draw:layer="layout" svg:x1="16.817cm" svg:y1="8.131cm" svg:x2="19.737cm" svg:y2="8.131cm">
          <text:p/>
        </draw:line>
        <draw:line draw:style-name="gr2" draw:text-style-name="P1" draw:layer="layout" svg:x1="19.735cm" svg:y1="5.331cm" svg:x2="16.815cm" svg:y2="8.125cm">
          <text:p/>
        </draw:line>
        <draw:custom-shape draw:style-name="gr14" draw:text-style-name="P5" draw:layer="layout" svg:width="4.551cm" svg:height="5.334cm" svg:x="9.47cm" svg:y="4.061cm">
          <text:p text:style-name="P2"><text:span text:style-name="T1">Jenis 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0.634cm" svg:y1="5.331cm" svg:x2="12.702cm" svg:y2="5.331cm">
          <text:p/>
        </draw:line>
        <draw:line draw:style-name="gr2" draw:text-style-name="P1" draw:layer="layout" svg:x1="10.635cm" svg:y1="8.131cm" svg:x2="12.703cm" svg:y2="8.131cm">
          <text:p/>
        </draw:line>
        <draw:line draw:style-name="gr2" draw:text-style-name="P1" draw:layer="layout" svg:x1="12.702cm" svg:y1="5.331cm" svg:x2="10.634cm" svg:y2="8.125cm">
          <text:p/>
        </draw:line>
        <draw:custom-shape draw:style-name="gr15" draw:text-style-name="P5" draw:layer="layout" svg:width="2.016cm" svg:height="5.334cm" svg:x="14.005cm" svg:y="4.061cm">
          <text:p text:style-name="P2"><text:span text:style-name="T1">Status 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4.448cm" svg:y1="5.331cm" svg:x2="15.51cm" svg:y2="5.331cm">
          <text:p/>
        </draw:line>
        <draw:line draw:style-name="gr2" draw:text-style-name="P1" draw:layer="layout" svg:x1="14.449cm" svg:y1="8.131cm" svg:x2="15.511cm" svg:y2="8.131cm">
          <text:p/>
        </draw:line>
        <draw:line draw:style-name="gr2" draw:text-style-name="P1" draw:layer="layout" svg:x1="15.51cm" svg:y1="5.331cm" svg:x2="14.448cm" svg:y2="8.125cm">
          <text:p/>
        </draw:line>
        <draw:frame draw:style-name="gr16" draw:text-style-name="P4" draw:layer="layout" svg:width="15.748cm" svg:height="1.016cm" svg:x="4.623cm" svg:y="1.875cm">
          <draw:text-box>
            <text:p>Daftar Us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2-03T12:00:44.167515649</dc:date>
    <meta:editing-duration>PT1H57M5S</meta:editing-duration>
    <meta:editing-cycles>14</meta:editing-cycles>
    <meta:generator>LibreOffice/5.1.6.2$Linux_x86 LibreOffice_project/10m0$Build-2</meta:generator>
    <meta:document-statistic meta:object-count="33"/>
  </office:meta>
</office:document-meta>
</file>